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93cm"/>
    </style:style>
    <style:style style:name="co2" style:family="table-column">
      <style:table-column-properties fo:break-before="auto" style:column-width="1.709cm"/>
    </style:style>
    <style:style style:name="co3" style:family="table-column">
      <style:table-column-properties fo:break-before="auto" style:column-width="7.772cm"/>
    </style:style>
    <style:style style:name="ro1" style:family="table-row">
      <style:table-row-properties style:row-height="0.631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894cm" fo:break-before="auto" style:use-optimal-row-height="true"/>
    </style:style>
    <style:style style:name="ta1" style:family="table" style:master-page-name="PageStyle_5f_Speed_20_tes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7"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4"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15"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ff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2">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9" style:family="table-cell" style:parent-style-name="Default" style:data-style-name="N2">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data-style-name="N2">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21" style:family="table-cell" style:parent-style-name="Default" style:data-style-name="N2">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data-style-name="N2">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fo:color="#339966"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2">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fo:color="#00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data-style-name="N2">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 style:family="table-cell" style:parent-style-name="Default" style:data-style-name="N2">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data-style-name="N2">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 style:family="table-cell" style:parent-style-name="Default" style:data-style-name="N2">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fo:color="#ff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 style:family="table-cell" style:parent-style-name="Default" style:data-style-name="N2">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office:automatic-styles>
  <office:body>
    <office:spreadsheet>
      <table:calculation-settings table:case-sensitive="false" table:automatic-find-labels="false" table:use-regular-expressions="false"/>
      <table:table table:name="Speed test" table:style-name="ta1" table:print="false">
        <office:forms form:automatic-focus="false" form:apply-design-mode="false"/>
        <table:table-column table:style-name="co1" table:default-cell-style-name="ce2"/>
        <table:table-column table:style-name="co2" table:number-columns-repeated="5" table:default-cell-style-name="ce10"/>
        <table:table-column table:style-name="co3" table:default-cell-style-name="ce2"/>
        <table:table-column table:style-name="co2" table:number-columns-repeated="249" table:default-cell-style-name="ce10"/>
        <table:table-row table:style-name="ro1">
          <table:table-cell table:style-name="ce1" office:value-type="string" table:number-columns-spanned="7" table:number-rows-spanned="1">
            <text:p>ChibiOS/RT kernel 0.4.0 performance on LPC2148@48MHz-3WS-MAM2</text:p>
          </table:table-cell>
          <table:covered-table-cell table:number-columns-repeated="6" table:style-name="ce9"/>
          <table:table-cell table:style-name="ce32" table:number-columns-repeated="249"/>
        </table:table-row>
        <table:table-row table:style-name="ro2">
          <table:table-cell table:number-columns-repeated="256"/>
        </table:table-row>
        <table:table-row table:style-name="ro3">
          <table:table-cell table:style-name="ce3" office:value-type="string">
            <text:p>Base performance options:</text:p>
          </table:table-cell>
          <table:table-cell table:number-columns-repeated="255"/>
        </table:table-row>
        <table:table-row table:style-name="ro3">
          <table:table-cell office:value-type="string">
            <text:p>Compiler</text:p>
          </table:table-cell>
          <table:table-cell office:value-type="string">
            <text:p>GCC 4.2.1 - YAGARTO</text:p>
          </table:table-cell>
          <table:table-cell table:number-columns-repeated="254"/>
        </table:table-row>
        <table:table-row table:style-name="ro3">
          <table:table-cell office:value-type="string">
            <text:p>Compiler options</text:p>
          </table:table-cell>
          <table:table-cell table:formula="oooc:=&quot;-O2 -fomit-frame-pointer -fno-strict-aliasing&quot;" office:value-type="string" office:string-value="-O2 -fomit-frame-pointer -fno-strict-aliasing">
            <text:p>-O2 -fomit-frame-pointer -fno-strict-aliasing</text:p>
          </table:table-cell>
          <table:table-cell table:number-columns-repeated="254"/>
        </table:table-row>
        <table:table-row table:style-name="ro3">
          <table:table-cell office:value-type="string">
            <text:p>chconf.h</text:p>
          </table:table-cell>
          <table:table-cell table:style-name="ce8" office:value-type="string">
            <text:p>+CH_OPTIMIZE_SPEED -CH_CURRP_REGISTER_CACHE</text:p>
          </table:table-cell>
          <table:table-cell table:number-columns-repeated="254"/>
        </table:table-row>
        <table:table-row table:style-name="ro2">
          <table:table-cell table:number-columns-repeated="256"/>
        </table:table-row>
        <table:table-row table:style-name="ro1">
          <table:table-cell table:style-name="ce4" office:value-type="string">
            <text:p>ARM mode</text:p>
          </table:table-cell>
          <table:table-cell table:style-name="ce11" office:value-type="string">
            <text:p>Size</text:p>
          </table:table-cell>
          <table:table-cell table:style-name="ce11" office:value-type="string">
            <text:p>Size %</text:p>
          </table:table-cell>
          <table:table-cell table:style-name="ce11" office:value-type="string">
            <text:p>Msg/S</text:p>
          </table:table-cell>
          <table:table-cell table:style-name="ce11" office:value-type="string">
            <text:p>Ctxsw/S</text:p>
          </table:table-cell>
          <table:table-cell table:style-name="ce11" office:value-type="string">
            <text:p>Speed %</text:p>
          </table:table-cell>
          <table:table-cell table:style-name="ce3" office:value-type="string">
            <text:p>Notes</text:p>
          </table:table-cell>
          <table:table-cell table:number-columns-repeated="249"/>
        </table:table-row>
        <table:table-row table:style-name="ro4">
          <table:table-cell table:style-name="ce5" office:value-type="string">
            <text:p>Base config (reference)</text:p>
          </table:table-cell>
          <table:table-cell table:style-name="ce12" office:value-type="float" office:value="15804">
            <text:p>15804</text:p>
          </table:table-cell>
          <table:table-cell table:style-name="ce18" table:formula="oooc:=[.B9]/[.B$9]*100" office:value-type="float" office:value="100">
            <text:p>100,00</text:p>
          </table:table-cell>
          <table:table-cell table:style-name="ce24" office:value-type="float" office:value="117270">
            <text:p>117270</text:p>
          </table:table-cell>
          <table:table-cell table:style-name="ce24" table:formula="oooc:=[.D9]*2" office:value-type="float" office:value="234540">
            <text:p>234540</text:p>
          </table:table-cell>
          <table:table-cell table:style-name="ce18" table:formula="oooc:=[.D9]/[.D$9]*100" office:value-type="float" office:value="100">
            <text:p>100,00</text:p>
          </table:table-cell>
          <table:table-cell table:style-name="ce5" office:value-type="string">
            <text:p>Note, the size includes ALL the ChibiOS/RT subsystems/device-drivers, the demo code and the test/benchmark code. The kernel itself is much smaller.</text:p>
          </table:table-cell>
          <table:table-cell table:number-columns-repeated="249"/>
        </table:table-row>
        <table:table-row table:style-name="ro3">
          <table:table-cell table:style-name="ce3" office:value-type="string">
            <text:p>Special optimization</text:p>
          </table:table-cell>
          <table:table-cell table:style-name="ce13"/>
          <table:table-cell table:style-name="ce19"/>
          <table:table-cell table:style-name="ce25" table:number-columns-repeated="2"/>
          <table:table-cell table:style-name="ce26"/>
          <table:table-cell table:style-name="ce5"/>
          <table:table-cell table:number-columns-repeated="249"/>
        </table:table-row>
        <table:table-row table:style-name="ro4">
          <table:table-cell table:style-name="ce6" office:value-type="string">
            <text:p>+ffixed-r7 +CH_CURRP_REGISTER_CACHE</text:p>
          </table:table-cell>
          <table:table-cell table:style-name="ce14" office:value-type="float" office:value="15188">
            <text:p>15188</text:p>
          </table:table-cell>
          <table:table-cell table:style-name="ce20" table:formula="oooc:=[.B11]/[.B$9]*100" office:value-type="float" office:value="96.1022525942799">
            <text:p>96,10</text:p>
          </table:table-cell>
          <table:table-cell office:value-type="float" office:value="144170">
            <text:p>144170</text:p>
          </table:table-cell>
          <table:table-cell table:formula="oooc:=[.D11]*2" office:value-type="float" office:value="288340">
            <text:p>288340</text:p>
          </table:table-cell>
          <table:table-cell table:style-name="ce20" table:formula="oooc:=[.D11]/[.D$9]*100" office:value-type="float" office:value="122.93851795003">
            <text:p>122,94</text:p>
          </table:table-cell>
          <table:table-cell office:value-type="string">
            <text:p>It is not an error, it improves both size and speed but it requires that all the libraries to be recompiled with the same option. The register R7 must never be used in the whole system.</text:p>
          </table:table-cell>
          <table:table-cell table:number-columns-repeated="249"/>
        </table:table-row>
        <table:table-row table:style-name="ro3">
          <table:table-cell table:style-name="ce3" office:value-type="string">
            <text:p>Speed optimizations</text:p>
          </table:table-cell>
          <table:table-cell table:style-name="ce14"/>
          <table:table-cell table:style-name="ce20"/>
          <table:table-cell table:number-columns-repeated="2"/>
          <table:table-cell table:style-name="ce20"/>
          <table:table-cell table:number-columns-repeated="250"/>
        </table:table-row>
        <table:table-row table:style-name="ro3">
          <table:table-cell table:style-name="ce6" office:value-type="string">
            <text:p>+O3</text:p>
          </table:table-cell>
          <table:table-cell table:style-name="ce14" office:value-type="float" office:value="19440">
            <text:p>19440</text:p>
          </table:table-cell>
          <table:table-cell table:style-name="ce20" table:formula="oooc:=[.B13]/[.B$9]*100" office:value-type="float" office:value="123.006833712984">
            <text:p>123,01</text:p>
          </table:table-cell>
          <table:table-cell office:value-type="float" office:value="122198">
            <text:p>122198</text:p>
          </table:table-cell>
          <table:table-cell table:formula="oooc:=[.D13]*2" office:value-type="float" office:value="244396">
            <text:p>244396</text:p>
          </table:table-cell>
          <table:table-cell table:style-name="ce20" table:formula="oooc:=[.D13]/[.D$9]*100" office:value-type="float" office:value="104.202268269805">
            <text:p>104,20</text:p>
          </table:table-cell>
          <table:table-cell table:number-columns-repeated="250"/>
        </table:table-row>
        <table:table-row table:style-name="ro3">
          <table:table-cell table:style-name="ce6" office:value-type="string">
            <text:p>+falign-functions=16</text:p>
          </table:table-cell>
          <table:table-cell table:style-name="ce14" office:value-type="float" office:value="16860">
            <text:p>16860</text:p>
          </table:table-cell>
          <table:table-cell table:style-name="ce20" table:formula="oooc:=[.B14]/[.B$9]*100" office:value-type="float" office:value="106.68185269552">
            <text:p>106,68</text:p>
          </table:table-cell>
          <table:table-cell office:value-type="float" office:value="118148">
            <text:p>118148</text:p>
          </table:table-cell>
          <table:table-cell table:formula="oooc:=[.D14]*2" office:value-type="float" office:value="236296">
            <text:p>236296</text:p>
          </table:table-cell>
          <table:table-cell table:style-name="ce20" table:formula="oooc:=[.D14]/[.D$9]*100" office:value-type="float" office:value="100.748699582161">
            <text:p>100,75</text:p>
          </table:table-cell>
          <table:table-cell table:number-columns-repeated="250"/>
        </table:table-row>
        <table:table-row table:style-name="ro5">
          <table:table-cell table:style-name="ce6" office:value-type="string">
            <text:p>+O3 +falign-functions=16</text:p>
          </table:table-cell>
          <table:table-cell table:style-name="ce15" office:value-type="float" office:value="20444">
            <text:p>20444</text:p>
          </table:table-cell>
          <table:table-cell table:style-name="ce21" table:formula="oooc:=[.B15]/[.B$9]*100" office:value-type="float" office:value="129.359655783346">
            <text:p>129,36</text:p>
          </table:table-cell>
          <table:table-cell office:value-type="float" office:value="121451">
            <text:p>121451</text:p>
          </table:table-cell>
          <table:table-cell table:formula="oooc:=[.D15]*2" office:value-type="float" office:value="242902">
            <text:p>242902</text:p>
          </table:table-cell>
          <table:table-cell table:style-name="ce20" table:formula="oooc:=[.D15]/[.D$9]*100" office:value-type="float" office:value="103.565276711862">
            <text:p>103,57</text:p>
          </table:table-cell>
          <table:table-cell office:value-type="string">
            <text:p>Odd result, combining the options yelds lower speed than simply -O3. Probably bad memory alignment happened…</text:p>
          </table:table-cell>
          <table:table-cell table:number-columns-repeated="249"/>
        </table:table-row>
        <table:table-row table:style-name="ro6">
          <table:table-cell table:style-name="ce6" office:value-type="string">
            <text:p>+O3 +ffixed-R7 +CH_CURRP_REGISTER_CACHE</text:p>
          </table:table-cell>
          <table:table-cell office:value-type="float" office:value="18796">
            <text:p>18796</text:p>
          </table:table-cell>
          <table:table-cell table:style-name="ce20" table:formula="oooc:=[.B16]/[.B$9]*100" office:value-type="float" office:value="118.93191597064">
            <text:p>118,93</text:p>
          </table:table-cell>
          <table:table-cell office:value-type="float" office:value="146151">
            <text:p>146151</text:p>
          </table:table-cell>
          <table:table-cell table:formula="oooc:=[.D16]*2" office:value-type="float" office:value="292302">
            <text:p>292302</text:p>
          </table:table-cell>
          <table:table-cell table:style-name="ce27" table:formula="oooc:=[.D16]/[.D$9]*100" office:value-type="float" office:value="124.627782041443">
            <text:p>124,63</text:p>
          </table:table-cell>
          <table:table-cell table:style-name="ce31" office:value-type="string">
            <text:p>Very close to top speed and about 1KB smaller.</text:p>
          </table:table-cell>
          <table:table-cell table:number-columns-repeated="249"/>
        </table:table-row>
        <table:table-row table:style-name="ro5">
          <table:table-cell table:style-name="ce6" office:value-type="string">
            <text:p>+O3 +falign-functions=16 +ffixed-R7 +CH_CURRP_REGISTER_CACHE</text:p>
          </table:table-cell>
          <table:table-cell office:value-type="float" office:value="19756">
            <text:p>19756</text:p>
          </table:table-cell>
          <table:table-cell table:style-name="ce20" table:formula="oooc:=[.B17]/[.B$9]*100" office:value-type="float" office:value="125.006327512022">
            <text:p>125,01</text:p>
          </table:table-cell>
          <table:table-cell office:value-type="float" office:value="148672">
            <text:p>148672</text:p>
          </table:table-cell>
          <table:table-cell table:formula="oooc:=[.D17]*2" office:value-type="float" office:value="297344">
            <text:p>297344</text:p>
          </table:table-cell>
          <table:table-cell table:style-name="ce28" table:formula="oooc:=[.D17]/[.D$9]*100" office:value-type="float" office:value="126.777521957875">
            <text:p>126,78</text:p>
          </table:table-cell>
          <table:table-cell table:style-name="ce31" office:value-type="string">
            <text:p>Maximum performance settings. The kernel can perform a context switch in 3.37μS in a real usage scenario, not bad :-)</text:p>
          </table:table-cell>
          <table:table-cell table:number-columns-repeated="249"/>
        </table:table-row>
        <table:table-row table:style-name="ro3">
          <table:table-cell table:style-name="ce7" office:value-type="string">
            <text:p>Size optimizations</text:p>
          </table:table-cell>
          <table:table-cell/>
          <table:table-cell table:style-name="ce20"/>
          <table:table-cell table:number-columns-repeated="2"/>
          <table:table-cell table:style-name="ce22"/>
          <table:table-cell table:style-name="ce31"/>
          <table:table-cell table:number-columns-repeated="249"/>
        </table:table-row>
        <table:table-row table:style-name="ro2">
          <table:table-cell table:style-name="ce8" office:value-type="string">
            <text:p>-CH_OPTIMIZE_SPEED</text:p>
          </table:table-cell>
          <table:table-cell office:value-type="float" office:value="15580">
            <text:p>15580</text:p>
          </table:table-cell>
          <table:table-cell table:style-name="ce20" table:formula="oooc:=[.B19]/[.B$9]*100" office:value-type="float" office:value="98.5826373070109">
            <text:p>98,58</text:p>
          </table:table-cell>
          <table:table-cell office:value-type="float" office:value="100923">
            <text:p>100923</text:p>
          </table:table-cell>
          <table:table-cell table:formula="oooc:=[.D19]*2" office:value-type="float" office:value="201846">
            <text:p>201846</text:p>
          </table:table-cell>
          <table:table-cell table:style-name="ce20" table:formula="oooc:=[.D19]/[.D$9]*100" office:value-type="float" office:value="86.0603734970581">
            <text:p>86,06</text:p>
          </table:table-cell>
          <table:table-cell table:number-columns-repeated="250"/>
        </table:table-row>
        <table:table-row table:style-name="ro2">
          <table:table-cell table:style-name="ce8" office:value-type="string">
            <text:p>+Os</text:p>
          </table:table-cell>
          <table:table-cell office:value-type="float" office:value="15512">
            <text:p>15512</text:p>
          </table:table-cell>
          <table:table-cell table:style-name="ce20" table:formula="oooc:=[.B20]/[.B$9]*100" office:value-type="float" office:value="98.1523664894963">
            <text:p>98,15</text:p>
          </table:table-cell>
          <table:table-cell office:value-type="float" office:value="105219">
            <text:p>105219</text:p>
          </table:table-cell>
          <table:table-cell table:formula="oooc:=[.D20]*2" office:value-type="float" office:value="210438">
            <text:p>210438</text:p>
          </table:table-cell>
          <table:table-cell table:style-name="ce20" table:formula="oooc:=[.D20]/[.D$9]*100" office:value-type="float" office:value="89.7237145049885">
            <text:p>89,72</text:p>
          </table:table-cell>
          <table:table-cell table:number-columns-repeated="250"/>
        </table:table-row>
        <table:table-row table:style-name="ro5">
          <table:table-cell table:style-name="ce6" office:value-type="string">
            <text:p>+Os -CH_OPTIMIZE_SPEED</text:p>
          </table:table-cell>
          <table:table-cell table:style-name="ce14" office:value-type="float" office:value="15384">
            <text:p>15384</text:p>
          </table:table-cell>
          <table:table-cell table:style-name="ce20" table:formula="oooc:=[.B21]/[.B$9]*100" office:value-type="float" office:value="97.3424449506454">
            <text:p>97,34</text:p>
          </table:table-cell>
          <table:table-cell office:value-type="float" office:value="95543">
            <text:p>95543</text:p>
          </table:table-cell>
          <table:table-cell table:formula="oooc:=[.D21]*2" office:value-type="float" office:value="191086">
            <text:p>191086</text:p>
          </table:table-cell>
          <table:table-cell table:style-name="ce29" table:formula="oooc:=[.D21]/[.D$9]*100" office:value-type="float" office:value="81.4726699070521">
            <text:p>81,47</text:p>
          </table:table-cell>
          <table:table-cell table:style-name="ce31" office:value-type="string">
            <text:p>Best size without using the THUMB mode and without recompiling libraries. Context switching in 5.24μS.</text:p>
          </table:table-cell>
          <table:table-cell table:number-columns-repeated="249"/>
        </table:table-row>
        <table:table-row table:style-name="ro5">
          <table:table-cell table:style-name="ce6" office:value-type="string">
            <text:p>+Os -CH_OPTIMIZE_SPEED +ffixed-r7 +CH_CURRP_REGISTER_CACHE</text:p>
          </table:table-cell>
          <table:table-cell table:style-name="ce16" office:value-type="float" office:value="14784">
            <text:p>14784</text:p>
          </table:table-cell>
          <table:table-cell table:style-name="ce21" table:formula="oooc:=[.B22]/[.B$9]*100" office:value-type="float" office:value="93.5459377372817">
            <text:p>93,55</text:p>
          </table:table-cell>
          <table:table-cell office:value-type="float" office:value="116248">
            <text:p>116248</text:p>
          </table:table-cell>
          <table:table-cell table:formula="oooc:=[.D22]*2" office:value-type="float" office:value="232496">
            <text:p>232496</text:p>
          </table:table-cell>
          <table:table-cell table:style-name="ce27" table:formula="oooc:=[.D22]/[.D$9]*100" office:value-type="float" office:value="99.1285068645007">
            <text:p>99,13</text:p>
          </table:table-cell>
          <table:table-cell table:style-name="ce31" office:value-type="string">
            <text:p>Best size settings, note that also the speed is better than the default mode but libraries must be recompiled. Context Switching in 4.30μS.</text:p>
          </table:table-cell>
          <table:table-cell table:number-columns-repeated="249"/>
        </table:table-row>
        <table:table-row table:style-name="ro2">
          <table:table-cell table:style-name="ce6"/>
          <table:table-cell table:style-name="ce16"/>
          <table:table-cell table:style-name="ce21"/>
          <table:table-cell table:number-columns-repeated="2"/>
          <table:table-cell table:style-name="ce27"/>
          <table:table-cell table:style-name="ce31"/>
          <table:table-cell table:number-columns-repeated="249"/>
        </table:table-row>
        <table:table-row table:style-name="ro3">
          <table:table-cell table:style-name="ce3" office:value-type="string">
            <text:p>Base performance options:</text:p>
          </table:table-cell>
          <table:table-cell table:number-columns-repeated="255"/>
        </table:table-row>
        <table:table-row table:style-name="ro3">
          <table:table-cell office:value-type="string">
            <text:p>Compiler</text:p>
          </table:table-cell>
          <table:table-cell office:value-type="string">
            <text:p>GCC 4.2.1 - YAGARTO</text:p>
          </table:table-cell>
          <table:table-cell table:number-columns-repeated="254"/>
        </table:table-row>
        <table:table-row table:style-name="ro3">
          <table:table-cell office:value-type="string">
            <text:p>Compiler options</text:p>
          </table:table-cell>
          <table:table-cell table:style-name="ce8" office:value-type="string">
            <text:p>-O2 -fomit-frame-pointer -fno-strict-aliasing -mthumb -mthumb-interwork</text:p>
          </table:table-cell>
          <table:table-cell table:number-columns-repeated="254"/>
        </table:table-row>
        <table:table-row table:style-name="ro3">
          <table:table-cell office:value-type="string">
            <text:p>chconf.h</text:p>
          </table:table-cell>
          <table:table-cell table:style-name="ce8" office:value-type="string">
            <text:p>+CH_OPTIMIZE_SPEED -CH_CURRP_REGISTER_CACHE</text:p>
          </table:table-cell>
          <table:table-cell table:number-columns-repeated="254"/>
        </table:table-row>
        <table:table-row table:style-name="ro2">
          <table:table-cell table:style-name="ce6"/>
          <table:table-cell table:style-name="ce14"/>
          <table:table-cell table:style-name="ce22"/>
          <table:table-cell table:number-columns-repeated="2"/>
          <table:table-cell table:style-name="ce27"/>
          <table:table-cell table:style-name="ce31"/>
          <table:table-cell table:number-columns-repeated="249"/>
        </table:table-row>
        <table:table-row table:style-name="ro1">
          <table:table-cell table:style-name="ce4" office:value-type="string">
            <text:p>THUMB mode</text:p>
          </table:table-cell>
          <table:table-cell table:style-name="ce11" office:value-type="string">
            <text:p>Size</text:p>
          </table:table-cell>
          <table:table-cell table:style-name="ce11" office:value-type="string">
            <text:p>Size %</text:p>
          </table:table-cell>
          <table:table-cell table:style-name="ce11" office:value-type="string">
            <text:p>Msg/S</text:p>
          </table:table-cell>
          <table:table-cell table:style-name="ce11" office:value-type="string">
            <text:p>Ctxsw/S</text:p>
          </table:table-cell>
          <table:table-cell table:style-name="ce11" office:value-type="string">
            <text:p>Speed %</text:p>
          </table:table-cell>
          <table:table-cell table:style-name="ce3" office:value-type="string">
            <text:p>Notes</text:p>
          </table:table-cell>
          <table:table-cell table:number-columns-repeated="249"/>
        </table:table-row>
        <table:table-row table:style-name="ro6">
          <table:table-cell table:style-name="ce5" office:value-type="string">
            <text:p>Base config (reference)</text:p>
          </table:table-cell>
          <table:table-cell table:style-name="ce12" office:value-type="float" office:value="12556">
            <text:p>12556</text:p>
          </table:table-cell>
          <table:table-cell table:style-name="ce23" table:formula="oooc:=[.B30]/[.B$30]*100" office:value-type="float" office:value="100">
            <text:p>100,00</text:p>
          </table:table-cell>
          <table:table-cell table:style-name="ce24" office:value-type="float" office:value="77781">
            <text:p>77781</text:p>
          </table:table-cell>
          <table:table-cell table:style-name="ce24" table:formula="oooc:=[.D30]*2" office:value-type="float" office:value="155562">
            <text:p>155562</text:p>
          </table:table-cell>
          <table:table-cell table:style-name="ce18" table:formula="oooc:=[.D30]/[.D$30]*100" office:value-type="float" office:value="100">
            <text:p>100,00</text:p>
          </table:table-cell>
          <table:table-cell table:style-name="ce5" office:value-type="string">
            <text:p>Does not look great, the speed loss compared to ARM mode is noticeable.</text:p>
          </table:table-cell>
          <table:table-cell table:number-columns-repeated="249"/>
        </table:table-row>
        <table:table-row table:style-name="ro3">
          <table:table-cell table:style-name="ce3" office:value-type="string">
            <text:p>Special optimization</text:p>
          </table:table-cell>
          <table:table-cell table:style-name="ce13"/>
          <table:table-cell table:style-name="ce19"/>
          <table:table-cell table:style-name="ce25" table:number-columns-repeated="2"/>
          <table:table-cell table:style-name="ce26"/>
          <table:table-cell table:style-name="ce5"/>
          <table:table-cell table:number-columns-repeated="249"/>
        </table:table-row>
        <table:table-row table:style-name="ro6">
          <table:table-cell table:style-name="ce6" office:value-type="string">
            <text:p>+ffixed-r7 +CH_CURRP_REGISTER_CACHE</text:p>
          </table:table-cell>
          <table:table-cell table:style-name="ce14" office:value-type="float" office:value="12212">
            <text:p>12212</text:p>
          </table:table-cell>
          <table:table-cell table:style-name="ce20" table:formula="oooc:=[.B32]/[.B$30]*100" office:value-type="float" office:value="97.2602739726027">
            <text:p>97,26</text:p>
          </table:table-cell>
          <table:table-cell office:value-type="float" office:value="87954">
            <text:p>87954</text:p>
          </table:table-cell>
          <table:table-cell table:formula="oooc:=[.D32]*2" office:value-type="float" office:value="175908">
            <text:p>175908</text:p>
          </table:table-cell>
          <table:table-cell table:style-name="ce20" table:formula="oooc:=[.D32]/[.D$30]*100" office:value-type="float" office:value="113.07902958306">
            <text:p>113,08</text:p>
          </table:table-cell>
          <table:table-cell office:value-type="string">
            <text:p>Even in THUMB mode this optimization looks great.</text:p>
          </table:table-cell>
          <table:table-cell table:number-columns-repeated="249"/>
        </table:table-row>
        <table:table-row table:style-name="ro3">
          <table:table-cell table:style-name="ce3" office:value-type="string">
            <text:p>Speed optimizations</text:p>
          </table:table-cell>
          <table:table-cell table:style-name="ce14"/>
          <table:table-cell table:number-columns-repeated="254"/>
        </table:table-row>
        <table:table-row table:style-name="ro3">
          <table:table-cell table:style-name="ce6" office:value-type="string">
            <text:p>+O3</text:p>
          </table:table-cell>
          <table:table-cell table:style-name="ce15" office:value-type="float" office:value="14728">
            <text:p>14728</text:p>
          </table:table-cell>
          <table:table-cell table:style-name="ce20" table:formula="oooc:=[.B34]/[.B$30]*100" office:value-type="float" office:value="117.298502707869">
            <text:p>117,30</text:p>
          </table:table-cell>
          <table:table-cell office:value-type="float" office:value="80532">
            <text:p>80532</text:p>
          </table:table-cell>
          <table:table-cell table:formula="oooc:=[.D34]*2" office:value-type="float" office:value="161064">
            <text:p>161064</text:p>
          </table:table-cell>
          <table:table-cell table:style-name="ce27" table:formula="oooc:=[.D34]/[.D$30]*100" office:value-type="float" office:value="103.536853473213">
            <text:p>103,54</text:p>
          </table:table-cell>
          <table:table-cell table:style-name="ce10"/>
          <table:table-cell table:number-columns-repeated="249"/>
        </table:table-row>
        <table:table-row table:style-name="ro5">
          <table:table-cell table:style-name="ce6" office:value-type="string">
            <text:p>+O3 +ffixed-R7 +CH_CURRP_REGISTER_CACHE</text:p>
          </table:table-cell>
          <table:table-cell table:style-name="ce17" office:value-type="float" office:value="14460">
            <text:p>14460</text:p>
          </table:table-cell>
          <table:table-cell table:style-name="ce20" table:formula="oooc:=[.B35]/[.B$30]*100" office:value-type="float" office:value="115.16406498885">
            <text:p>115,16</text:p>
          </table:table-cell>
          <table:table-cell office:value-type="float" office:value="88781">
            <text:p>88781</text:p>
          </table:table-cell>
          <table:table-cell table:formula="oooc:=[.D35]*2" office:value-type="float" office:value="177562">
            <text:p>177562</text:p>
          </table:table-cell>
          <table:table-cell table:style-name="ce30" table:formula="oooc:=[.D35]/[.D$30]*100" office:value-type="float" office:value="114.142271248763">
            <text:p>114,14</text:p>
          </table:table-cell>
          <table:table-cell office:value-type="string">
            <text:p>This proves speed optimizations are not worth it in THUMB mode, the size grows close to the ARM levels and the performance is much worse.</text:p>
          </table:table-cell>
          <table:table-cell table:number-columns-repeated="249"/>
        </table:table-row>
        <table:table-row table:style-name="ro3">
          <table:table-cell table:style-name="ce7" office:value-type="string">
            <text:p>Size optimizations</text:p>
          </table:table-cell>
          <table:table-cell/>
          <table:table-cell table:style-name="ce20"/>
          <table:table-cell table:number-columns-repeated="2"/>
          <table:table-cell table:style-name="ce22"/>
          <table:table-cell table:style-name="ce31"/>
          <table:table-cell table:number-columns-repeated="249"/>
        </table:table-row>
        <table:table-row table:style-name="ro5">
          <table:table-cell table:style-name="ce6" office:value-type="string">
            <text:p>+Os -CH_OPTIMIZE_SPEED +ffixed-r7 +CH_CURRP_REGISTER_CACHE</text:p>
          </table:table-cell>
          <table:table-cell table:style-name="ce16" office:value-type="float" office:value="11756">
            <text:p>11756</text:p>
          </table:table-cell>
          <table:table-cell table:style-name="ce20" table:formula="oooc:=[.B37]/[.B$30]*100" office:value-type="float" office:value="93.628544122332">
            <text:p>93,63</text:p>
          </table:table-cell>
          <table:table-cell office:value-type="float" office:value="80391">
            <text:p>80391</text:p>
          </table:table-cell>
          <table:table-cell table:formula="oooc:=[.D37]*2" office:value-type="float" office:value="160782">
            <text:p>160782</text:p>
          </table:table-cell>
          <table:table-cell table:style-name="ce20" table:formula="oooc:=[.D37]/[.D$30]*100" office:value-type="float" office:value="103.355575269025">
            <text:p>103,36</text:p>
          </table:table-cell>
          <table:table-cell table:style-name="ce31" office:value-type="string">
            <text:p>This is the way to go if your application is low on available program space. Context switch is still good at 6.21μS.</text:p>
          </table:table-cell>
          <table:table-cell table:number-columns-repeated="249"/>
        </table:table-row>
        <table:table-row table:style-name="ro2" table:number-rows-repeated="65498">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1-17">17/11/2007</text:date>, <text:time>09.00.40</text:time></text:p>
        </style:region-right>
      </style:header>
      <style:header-left style:display="false"/>
      <style:footer>
        <text:p>Pagina <text:page-number>1</text:page-number> / <text:page-count>99</text:page-count></text:p>
      </style:footer>
      <style:footer-left style:display="false"/>
    </style:master-page>
    <style:master-page style:name="PageStyle_5f_Speed_20_test" style:display-name="PageStyle_Speed test"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Giovanni Di Sirio</meta:initial-creator>
    <meta:creation-date>2007-11-14T15:38:19</meta:creation-date>
    <dc:creator>Giovanni Di Sirio</dc:creator>
    <dc:date>2007-11-17T09:00:40</dc:date>
    <meta:print-date>2007-11-17T08:42:52</meta:print-date>
    <dc:language>it-IT</dc:language>
    <meta:editing-cycles>4</meta:editing-cycles>
    <meta:editing-duration>PT2M2S</meta:editing-duration>
    <meta:user-defined meta:name="Info 1"/>
    <meta:user-defined meta:name="Info 2"/>
    <meta:user-defined meta:name="Info 3"/>
    <meta:user-defined meta:name="Info 4"/>
    <meta:document-statistic meta:table-count="1" meta:cell-count="142"/>
  </office:meta>
</office:document-meta>
</file>